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2cm" fo:min-width="3.62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3.69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3.6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9.275cm" fo:min-width="17.15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8.132cm" fo:min-width="1.53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93cm" fo:min-width="17.15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036cm" fo:min-width="13.4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5cm" fo:min-width="3.69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09cm" fo:min-width="13.4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01cm" fo:min-width="3.691cm"/>
    </style:style>
    <style:style style:name="gr1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3cm" fo:min-width="2.593cm"/>
    </style:style>
    <style:style style:name="gr16" style:family="graphic" style:parent-style-name="standard">
      <style:graphic-properties draw:stroke="none" svg:stroke-color="#000000" draw:fill="none" draw:fill-color="#ffffff" fo:min-height="4.97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3.691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129cm" svg:height="0.87cm" svg:x="6.207cm" svg:y="3.94cm">
          <text:p text:style-name="P1">Fields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2" xml:id="id4" draw:id="id4" draw:layer="layout" svg:width="4.191cm" svg:height="1.132cm" svg:x="11.287cm" svg:y="9.382cm">
          <text:p text:style-name="P1">Response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2" xml:id="id2" draw:id="id2" draw:layer="layout" svg:width="4.191cm" svg:height="1.124cm" svg:x="11.287cm" svg:y="6.861cm">
          <text:p text:style-name="P1">Query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2" draw:layer="layout" svg:width="17.653cm" svg:height="9.525cm" svg:x="1.889cm" svg:y="18.9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32cm" svg:height="8.382cm" svg:x="1.889cm" svg:y="20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653cm" svg:height="1.143cm" svg:x="1.889cm" svg:y="18.907cm"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97cm" svg:height="2.286cm" svg:x="4.683cm" svg:y="20.939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91cm" svg:height="1.905cm" svg:x="4.683cm" svg:y="23.479cm">
          <text:p text:style-name="P1">Ba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445cm" svg:height="1.905cm" svg:x="9.382cm" svg:y="23.479cm">
          <text:p text:style-name="P1">Area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445cm" svg:height="1.905cm" svg:x="14.208cm" svg:y="23.479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.97cm" svg:height="2.159cm" svg:x="4.683cm" svg:y="25.638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11" draw:text-style-name="P2" xml:id="id1" draw:id="id1" draw:layer="layout" svg:width="4.191cm" svg:height="1.251cm" svg:x="11.333cm" svg:y="3.94cm">
          <text:p text:style-name="P1">Filter</text:p>
          <draw:enhanced-geometry svg:viewBox="0 0 21600 21600" draw:extrusion="false" draw:type="rectangle" draw:enhanced-path="M 0 0 L 21600 0 21600 21600 0 21600 0 0 Z N"/>
        </draw:custom-shape>
        <draw:connector draw:style-name="gr12" draw:text-style-name="P3" draw:layer="layout" draw:type="lines" svg:x1="13.428cm" svg:y1="5.191cm" svg:x2="13.382cm" svg:y2="6.861cm" draw:start-shape="id1" draw:start-glue-point="2" draw:end-shape="id2" draw:end-glue-point="0" svg:d="M13428 5191v500l-46 669v501" svg:viewBox="0 0 47 1671">
          <text:p/>
        </draw:connector>
        <draw:connector draw:style-name="gr12" draw:text-style-name="P3" draw:layer="layout" draw:type="lines" svg:x1="8.271cm" svg:y1="4.81cm" svg:x2="13.382cm" svg:y2="6.861cm" draw:start-shape="id3" draw:start-glue-point="2" draw:end-shape="id2" draw:end-glue-point="0" svg:d="M8271 4810v501l5111 1049v501" svg:viewBox="0 0 5112 2052">
          <text:p/>
        </draw:connector>
        <draw:connector draw:style-name="gr12" draw:text-style-name="P3" draw:layer="layout" draw:type="lines" svg:x1="13.382cm" svg:y1="7.985cm" svg:x2="13.382cm" svg:y2="9.382cm" draw:start-shape="id2" draw:start-glue-point="2" draw:end-shape="id4" draw:end-glue-point="0" svg:d="M13382 7985v501 395 501" svg:viewBox="0 0 1 1398">
          <text:p/>
        </draw:connector>
        <draw:frame draw:style-name="gr13" draw:text-style-name="P4" draw:layer="layout" svg:width="2.471cm" svg:height="0.962cm" svg:x="11.991cm" svg:y="2.905cm">
          <draw:text-box>
            <text:p><text:span text:style-name="T1">Server</text:span></text:p>
          </draw:text-box>
        </draw:frame>
        <draw:frame draw:style-name="gr14" draw:text-style-name="P4" draw:layer="layout" svg:width="2.5cm" svg:height="1.016cm" svg:x="6.755cm" svg:y="2.778cm">
          <draw:text-box>
            <text:p><text:span text:style-name="T1">Client</text:span></text:p>
          </draw:text-box>
        </draw:frame>
        <draw:frame draw:style-name="gr15" draw:text-style-name="P3" xml:id="id8" draw:id="id8" draw:layer="layout" svg:width="3.093cm" svg:height="2.043cm" svg:x="16.576cm" svg:y="4.937cm">
          <draw:text-box>
            <text:p text:style-name="P1">API ID</text:p>
            <text:p text:style-name="P1">API Key</text:p>
          </draw:text-box>
        </draw:frame>
        <draw:frame draw:style-name="gr16" draw:text-style-name="P3" xml:id="id7" draw:id="id7" draw:layer="layout" svg:width="3.937cm" svg:height="5.939cm" svg:x="1.127cm" svg:y="4.027cm">
          <draw:text-box>
            <text:p text:style-name="P1">API Name</text:p>
            <text:p text:style-name="P1">URL</text:p>
            <text:p text:style-name="P1">Timestamp</text:p>
            <text:p text:style-name="P1">Latency</text:p>
            <text:p text:style-name="P1">API Key</text:p>
            <text:p text:style-name="P1">IP</text:p>
            <text:p text:style-name="P1">Country</text:p>
            <text:p text:style-name="P1">...</text:p>
          </draw:text-box>
        </draw:frame>
        <draw:custom-shape draw:style-name="gr17" draw:text-style-name="P2" xml:id="id5" draw:id="id5" draw:layer="layout" svg:width="4.191cm" svg:height="1.151cm" svg:x="6.334cm" svg:y="12.041cm">
          <text:p text:style-name="P1">Parse</text:p>
          <draw:enhanced-geometry svg:viewBox="0 0 21600 21600" draw:extrusion="false" draw:type="rectangle" draw:enhanced-path="M 0 0 L 21600 0 21600 21600 0 21600 0 0 Z N"/>
        </draw:custom-shape>
        <draw:connector draw:style-name="gr12" draw:text-style-name="P3" draw:layer="layout" svg:x1="13.382cm" svg:y1="10.514cm" svg:x2="10.525cm" svg:y2="12.616cm" draw:start-shape="id4" draw:start-glue-point="2" draw:end-shape="id5" draw:end-glue-point="1" svg:d="M13382 10514v2102h-2857" svg:viewBox="0 0 2858 2103">
          <text:p/>
        </draw:connector>
        <draw:connector draw:style-name="gr12" draw:text-style-name="P3" draw:layer="layout" svg:x1="8.429cm" svg:y1="13.192cm" svg:x2="8.429cm" svg:y2="15.343cm" draw:start-shape="id5" draw:start-glue-point="2" draw:end-shape="id6" draw:end-glue-point="0" svg:d="M8429 13192v2151" svg:viewBox="0 0 1 2152">
          <text:p/>
        </draw:connector>
        <draw:custom-shape draw:style-name="gr17" draw:text-style-name="P2" xml:id="id6" draw:id="id6" draw:layer="layout" svg:width="4.191cm" svg:height="1.151cm" svg:x="6.334cm" svg:y="15.343cm">
          <text:p text:style-name="P1">Render</text:p>
          <draw:enhanced-geometry svg:viewBox="0 0 21600 21600" draw:extrusion="false" draw:type="rectangle" draw:enhanced-path="M 0 0 L 21600 0 21600 21600 0 21600 0 0 Z N"/>
        </draw:custom-shape>
        <draw:connector draw:style-name="gr12" draw:text-style-name="P3" draw:layer="layout" svg:x1="8.429cm" svg:y1="16.494cm" svg:x2="10.715cm" svg:y2="18.907cm" draw:start-shape="id6" draw:start-glue-point="2" svg:d="M8429 16494v1457h2286v956" svg:viewBox="0 0 2287 2414">
          <text:p/>
        </draw:connector>
        <draw:connector draw:style-name="gr18" draw:text-style-name="P5" draw:layer="layout" svg:x1="5.064cm" svg:y1="6.996cm" svg:x2="6.207cm" svg:y2="4.375cm" draw:start-shape="id7" draw:start-glue-point="1" draw:end-shape="id3" draw:end-glue-point="3" svg:d="M5064 6996h571v-2621h572" svg:viewBox="0 0 1144 2622">
          <text:p/>
        </draw:connector>
        <draw:connector draw:style-name="gr18" draw:text-style-name="P5" draw:layer="layout" svg:x1="16.576cm" svg:y1="5.958cm" svg:x2="15.524cm" svg:y2="4.565cm" draw:start-shape="id8" draw:start-glue-point="3" draw:end-shape="id1" draw:end-glue-point="1" svg:d="M16576 5958h-526v-1393h-526" svg:viewBox="0 0 1053 13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2b2b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30T15:17:05.287000398</dc:date>
    <dc:creator>Brylie Oxley</dc:creator>
    <meta:editing-duration>PT1H4M45S</meta:editing-duration>
    <meta:editing-cycles>26</meta:editing-cycles>
    <meta:generator>LibreOffice/4.4.2.2$Linux_X86_64 LibreOffice_project/40m0$Build-2</meta:generator>
    <meta:printed-by>Brylie Oxley</meta:printed-by>
    <meta:print-date>2015-07-30T14:27:10.514082495</meta:print-date>
    <meta:document-statistic meta:object-count="26"/>
  </office:meta>
</office:document-meta>
</file>